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F000002673A02FD4C1308FE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5.063cm" fo:min-width="22.79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3838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3.292cm" svg:height="15.313cm" svg:x="1.354cm" svg:y="0.437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21.075cm" svg:height="11.922cm" svg:x="3.523cm" svg:y="3.828cm">
              <draw:image xlink:href="Pictures/100000000000043F000002673A02FD4C1308FE98.png" xlink:type="simple" xlink:show="embed" xlink:actuate="onLoad" draw:mime-type="image/png">
                <text:p/>
              </draw:image>
            </draw:frame>
            <draw:line draw:style-name="gr3" draw:text-style-name="P2" draw:layer="layout" svg:x1="3.71cm" svg:y1="12.25cm" svg:x2="24.11cm" svg:y2="12.089cm">
              <text:p/>
            </draw:line>
            <draw:line draw:style-name="gr3" draw:text-style-name="P2" draw:layer="layout" svg:x1="3.71cm" svg:y1="11.896cm" svg:x2="24.163cm" svg:y2="11.714cm">
              <text:p/>
            </draw:line>
            <draw:line draw:style-name="gr3" draw:text-style-name="P2" draw:layer="layout" svg:x1="3.71cm" svg:y1="10.688cm" svg:x2="24.218cm" svg:y2="10.506cm">
              <text:p/>
            </draw:line>
            <draw:line draw:style-name="gr3" draw:text-style-name="P2" draw:layer="layout" svg:x1="3.71cm" svg:y1="10.187cm" svg:x2="24.254cm" svg:y2="9.985cm">
              <text:p/>
            </draw:line>
            <draw:line draw:style-name="gr3" draw:text-style-name="P2" draw:layer="layout" svg:x1="3.71cm" svg:y1="9.458cm" svg:x2="24.254cm" svg:y2="9.256cm">
              <text:p/>
            </draw:line>
            <draw:line draw:style-name="gr3" draw:text-style-name="P2" draw:layer="layout" svg:x1="3.71cm" svg:y1="8.874cm" svg:x2="24.271cm" svg:y2="8.548cm">
              <text:p/>
            </draw:line>
            <draw:line draw:style-name="gr3" draw:text-style-name="P2" draw:layer="layout" svg:x1="3.71cm" svg:y1="8.271cm" svg:x2="24.254cm" svg:y2="8.069cm">
              <text:p/>
            </draw:line>
            <draw:line draw:style-name="gr3" draw:text-style-name="P2" draw:layer="layout" svg:x1="3.71cm" svg:y1="5.854cm" svg:x2="24.254cm" svg:y2="5.652cm">
              <text:p/>
            </draw:line>
            <draw:line draw:style-name="gr3" draw:text-style-name="P2" draw:layer="layout" svg:x1="3.71cm" svg:y1="4.958cm" svg:x2="24.254cm" svg:y2="4.756cm">
              <text:p/>
            </draw:line>
            <draw:frame draw:style-name="gr4" draw:text-style-name="P3" draw:layer="layout" svg:width="2.293cm" svg:height="0.806cm" svg:x="1.521cm" svg:y="4.558cm">
              <draw:text-box>
                <text:p><text:span text:style-name="T1">2242 bp</text:span></text:p>
              </draw:text-box>
            </draw:frame>
            <draw:frame draw:style-name="gr4" draw:text-style-name="P3" draw:layer="layout" svg:width="2.293cm" svg:height="0.806cm" svg:x="1.438cm" svg:y="5.479cm">
              <draw:text-box>
                <text:p><text:span text:style-name="T1">1520 bp</text:span></text:p>
              </draw:text-box>
            </draw:frame>
            <draw:frame draw:style-name="gr4" draw:text-style-name="P3" draw:layer="layout" svg:width="2.293cm" svg:height="0.806cm" svg:x="1.422cm" svg:y="7.746cm">
              <draw:text-box>
                <text:p><text:span text:style-name="T1">1050 bp</text:span></text:p>
              </draw:text-box>
            </draw:frame>
            <draw:frame draw:style-name="gr5" draw:text-style-name="P3" draw:layer="layout" svg:width="2.018cm" svg:height="0.806cm" svg:x="1.697cm" svg:y="9.704cm">
              <draw:text-box>
                <text:p><text:span text:style-name="T1">486 bp</text:span></text:p>
              </draw:text-box>
            </draw:frame>
            <draw:frame draw:style-name="gr5" draw:text-style-name="P3" draw:layer="layout" svg:width="2.018cm" svg:height="0.806cm" svg:x="1.697cm" svg:y="10.26cm">
              <draw:text-box>
                <text:p><text:span text:style-name="T1">431 bp</text:span></text:p>
              </draw:text-box>
            </draw:frame>
            <draw:frame draw:style-name="gr5" draw:text-style-name="P3" draw:layer="layout" svg:width="2.018cm" svg:height="0.806cm" svg:x="1.697cm" svg:y="9.059cm">
              <draw:text-box>
                <text:p><text:span text:style-name="T1">576 bp</text:span></text:p>
              </draw:text-box>
            </draw:frame>
            <draw:frame draw:style-name="gr5" draw:text-style-name="P3" draw:layer="layout" svg:width="2.018cm" svg:height="0.806cm" svg:x="1.697cm" svg:y="8.454cm">
              <draw:text-box>
                <text:p><text:span text:style-name="T1">806 bp</text:span></text:p>
              </draw:text-box>
            </draw:frame>
            <draw:frame draw:style-name="gr5" draw:text-style-name="P3" draw:layer="layout" svg:width="2.018cm" svg:height="0.806cm" svg:x="1.697cm" svg:y="11.448cm">
              <draw:text-box>
                <text:p><text:span text:style-name="T1">275 bp</text:span></text:p>
              </draw:text-box>
            </draw:frame>
            <draw:frame draw:style-name="gr5" draw:text-style-name="P3" draw:layer="layout" svg:width="2.018cm" svg:height="0.806cm" svg:x="1.697cm" svg:y="11.896cm">
              <draw:text-box>
                <text:p><text:span text:style-name="T1">210 bp</text:span></text:p>
              </draw:text-box>
            </draw:frame>
            <draw:frame draw:style-name="gr6" draw:text-style-name="P4" draw:layer="layout" svg:width="4.193cm" svg:height="1.673cm" draw:transform="rotate (1.5707963267949) translate (3.851cm 3.999cm)">
              <draw:text-box>
                <text:p>100bp<text:line-break/>ladder</text:p>
              </draw:text-box>
            </draw:frame>
            <draw:frame draw:style-name="gr6" draw:text-style-name="P4" draw:layer="layout" svg:width="4.193cm" svg:height="1.673cm" draw:transform="rotate (1.5707963267949) translate (13.956cm 3.999cm)">
              <draw:text-box>
                <text:p>100bp<text:line-break/>ladder</text:p>
              </draw:text-box>
            </draw:frame>
            <draw:frame draw:style-name="gr7" draw:text-style-name="P4" draw:layer="layout" svg:width="4.193cm" svg:height="0.962cm" draw:transform="rotate (1.5707963267949) translate (5.858cm 3.999cm)">
              <draw:text-box>
                <text:p>Input</text:p>
              </draw:text-box>
            </draw:frame>
            <draw:frame draw:style-name="gr7" draw:text-style-name="P4" draw:layer="layout" svg:width="4.193cm" svg:height="0.962cm" draw:transform="rotate (1.5707963267949) translate (16.025cm 3.999cm)">
              <draw:text-box>
                <text:p>Input</text:p>
              </draw:text-box>
            </draw:frame>
            <draw:frame draw:style-name="gr7" draw:text-style-name="P4" draw:layer="layout" svg:width="4.193cm" svg:height="0.962cm" draw:transform="rotate (1.5707963267949) translate (7.462cm 3.999cm)">
              <draw:text-box>
                <text:p>1.6x</text:p>
              </draw:text-box>
            </draw:frame>
            <draw:frame draw:style-name="gr7" draw:text-style-name="P4" draw:layer="layout" svg:width="4.193cm" svg:height="0.962cm" draw:transform="rotate (1.5707963267949) translate (9.254cm 3.999cm)">
              <draw:text-box>
                <text:p>0.87x</text:p>
              </draw:text-box>
            </draw:frame>
            <draw:frame draw:style-name="gr7" draw:text-style-name="P4" draw:layer="layout" svg:width="4.193cm" svg:height="0.962cm" draw:transform="rotate (1.5707963267949) translate (10.962cm 3.999cm)">
              <draw:text-box>
                <text:p>0.6x</text:p>
              </draw:text-box>
            </draw:frame>
            <draw:frame draw:style-name="gr7" draw:text-style-name="P4" draw:layer="layout" svg:width="4.193cm" svg:height="0.962cm" draw:transform="rotate (1.5707963267949) translate (12.65cm 3.999cm)">
              <draw:text-box>
                <text:p>0.52x</text:p>
              </draw:text-box>
            </draw:frame>
            <draw:frame draw:style-name="gr7" draw:text-style-name="P4" draw:layer="layout" svg:width="4.193cm" svg:height="0.962cm" draw:transform="rotate (1.5707963267949) translate (17.837cm 3.999cm)">
              <draw:text-box>
                <text:p>3x</text:p>
              </draw:text-box>
            </draw:frame>
            <draw:frame draw:style-name="gr7" draw:text-style-name="P4" draw:layer="layout" svg:width="4.193cm" svg:height="0.962cm" draw:transform="rotate (1.5707963267949) translate (19.566cm 3.999cm)">
              <draw:text-box>
                <text:p>0.9x</text:p>
              </draw:text-box>
            </draw:frame>
            <draw:frame draw:style-name="gr7" draw:text-style-name="P4" draw:layer="layout" svg:width="4.193cm" svg:height="0.962cm" draw:transform="rotate (1.5707963267949) translate (21.254cm 3.999cm)">
              <draw:text-box>
                <text:p>0.6x</text:p>
              </draw:text-box>
            </draw:frame>
            <draw:frame draw:style-name="gr7" draw:text-style-name="P4" draw:layer="layout" svg:width="4.193cm" svg:height="0.962cm" draw:transform="rotate (1.5707963267949) translate (22.962cm 3.999cm)">
              <draw:text-box>
                <text:p>0.5x</text:p>
              </draw:text-box>
            </draw:frame>
            <draw:frame draw:style-name="gr8" draw:text-style-name="P5" draw:layer="layout" svg:width="4.265cm" svg:height="1.195cm" svg:x="8.066cm" svg:y="0.395cm">
              <draw:text-box>
                <text:p><text:span text:style-name="T2">Automatic</text:span></text:p>
              </draw:text-box>
            </draw:frame>
            <draw:frame draw:style-name="gr9" draw:text-style-name="P5" draw:layer="layout" svg:width="3.275cm" svg:height="1.195cm" svg:x="19.108cm" svg:y="0.457cm">
              <draw:text-box>
                <text:p><text:span text:style-name="T2">Manual</text:span></text:p>
              </draw:text-box>
            </draw:frame>
          </draw:g>
        </draw:g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9T16:11:01.543000000</meta:creation-date>
    <dc:date>2021-01-14T01:32:34.977000000</dc:date>
    <meta:editing-duration>PT4M10S</meta:editing-duration>
    <meta:editing-cycles>3</meta:editing-cycles>
    <meta:generator>LibreOffice/7.0.3.1$Windows_X86_64 LibreOffice_project/d7547858d014d4cf69878db179d326fc3483e082</meta:generator>
    <meta:document-statistic meta:object-count="59"/>
  </office:meta>
</office:document-meta>
</file>